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b9d9" officeooo:paragraph-rsid="0010b9d9"/>
    </style:style>
    <style:style style:name="P2" style:family="paragraph" style:parent-style-name="Standard">
      <style:paragraph-properties fo:text-align="center" style:justify-single-word="false"/>
      <style:text-properties officeooo:rsid="0010b9d9" officeooo:paragraph-rsid="0010b9d9"/>
    </style:style>
    <style:style style:name="P3" style:family="paragraph" style:parent-style-name="Standard">
      <style:paragraph-properties fo:text-align="start" style:justify-single-word="false"/>
      <style:text-properties officeooo:rsid="0010b9d9" officeooo:paragraph-rsid="0010b9d9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>
      <style:text-properties fo:font-size="10.5pt"/>
    </style:style>
    <style:style style:name="P8" style:family="paragraph" style:parent-style-name="Text_20_body">
      <style:paragraph-properties fo:text-align="start" style:justify-single-word="false"/>
      <style:text-properties officeooo:rsid="0010b9d9" officeooo:paragraph-rsid="0010b9d9"/>
    </style:style>
    <style:style style:name="T1" style:family="text">
      <style:text-properties fo:font-size="12pt" style:text-underline-style="solid" style:text-underline-width="auto" style:text-underline-color="font-color"/>
    </style:style>
    <style:style style:name="T2" style:family="text">
      <style:text-properties fo:font-size="10.5pt"/>
    </style:style>
    <style:style style:name="T3" style:family="text">
      <style:text-properties fo:font-size="10.5pt" style:text-underline-style="solid" style:text-underline-width="auto" style:text-underline-color="font-color"/>
    </style:style>
    <style:style style:name="T4" style:family="text">
      <style:text-properties fo:color="#e8511e" fo:font-size="10.5pt"/>
    </style:style>
    <style:style style:name="T5" style:family="text">
      <style:text-properties fo:color="#e8511e" fo:font-size="10.5pt" officeooo:rsid="0010b9d9"/>
    </style:style>
    <style:style style:name="T6" style:family="text">
      <style:text-properties fo:color="#0000cd" fo:font-size="10.5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ériences : Nature</text:p>
      <text:p text:style-name="P1"/>
      <text:p text:style-name="P2"><text:span text:style-name="Emphasis"><text:span text:style-name="Strong_20_Emphasis"><text:span text:style-name="T1">Forêts, parcs et jardins </text:span></text:span></text:span></text:p>
      <text:p text:style-name="P2"><text:span text:style-name="Strong_20_Emphasis"><text:span text:style-name="T1"/></text:span></text:p>
      <text:p text:style-name="P8"><text:span text:style-name="Strong_20_Emphasis"><text:span text:style-name="T3">Forêt domaniale de Réno-Valdieu, arbres historiques</text:span></text:span><text:span text:style-name="Strong_20_Emphasis"><text:span text:style-name="T1"> </text:span></text:span></text:p>
      <text:list xml:id="list602670354182695409" text:style-name="L2">
        <text:list-item>
          <text:p text:style-name="P4"><text:span text:style-name="T2">Forêt domaniale Perche-Trappe</text:span> </text:p>
        </text:list-item>
      </text:list>
      <text:list xml:id="list2622963682726624402" text:style-name="L3">
        <text:list-item>
          <text:p text:style-name="P5"><text:span text:style-name="T2">Forêt Domaniale de Bellême : Chênes séculaires</text:span> </text:p>
        </text:list-item>
      </text:list>
      <text:list xml:id="list7355181414239568229" text:style-name="L4">
        <text:list-item>
          <text:p text:style-name="P6"><text:span text:style-name="T2">Forêt domaniale de Senonches</text:span> </text:p>
        </text:list-item>
      </text:list>
      <text:p text:style-name="Text_20_body"><text:span text:style-name="Strong_20_Emphasis"><text:span text:style-name="T4">La Petite Rochelle</text:span></text:span><text:span text:style-name="T2"> 22 rue du Prieuré 61110 Rémalard.</text:span></text:p>
      <text:p text:style-name="P7">Un jardin d'artiste et de collectionneur.   Tel: 02.33.73.85.38</text:p>
      <text:p text:style-name="Text_20_body"><text:a xlink:type="simple" xlink:href="http://www.la-petite-rochelle.com/accueil.html" office:target-frame-name="_blank" xlink:show="new" text:style-name="Internet_20_link" text:visited-style-name="Visited_20_Internet_20_Link"><text:span text:style-name="T6">http://www.la-petite-rochelle.com/accueil.html</text:span></text:a></text:p>
      <text:p text:style-name="Text_20_body"><text:span text:style-name="Strong_20_Emphasis"><text:span text:style-name="T4">Les "Jardins du Manoir de Pontgirard"</text:span></text:span><text:span text:style-name="T2"> 61290 Monceau au Perche .</text:span></text:p>
      <text:p text:style-name="Text_20_body"><text:span text:style-name="T2">Jardins qui s'étagent en terrasses ponctuées de topiaires, sous la conduite du jardinier paysagiste Thierry Hay. (du 1er mai au 30 septembre)Tél: 02.33.73.61.49 </text:span><text:a xlink:type="simple" xlink:href="http://pontgirard.free.fr/" office:target-frame-name="_blank" xlink:show="new" text:style-name="Internet_20_link" text:visited-style-name="Visited_20_Internet_20_Link"><text:span text:style-name="T6">http://pontgirard.free.fr/</text:span></text:a></text:p>
      <text:p text:style-name="Text_20_body"><text:span text:style-name="Strong_20_Emphasis"><text:span text:style-name="T4">Les "Jardins de la Mansonnière"</text:span></text:span><text:span text:style-name="T2"> 61250 Saint Céneri le Gérei</text:span></text:p>
      <text:p text:style-name="P7">Tél : 02 33 26 73 24 </text:p>
      <text:p text:style-name="Text_20_body"><text:a xlink:type="simple" xlink:href="http://www.mansoniere.fr/" office:target-frame-name="_blank" xlink:show="new" text:style-name="Internet_20_link" text:visited-style-name="Visited_20_Internet_20_Link"><text:span text:style-name="T6">http://www.mansoniere.fr</text:span></text:a></text:p>
      <text:p text:style-name="Text_20_body"><text:span text:style-name="Strong_20_Emphasis"><text:span text:style-name="Emphasis"><text:span text:style-name="T4">Jardin de la Bourdonnière</text:span></text:span></text:span><text:span text:style-name="T2">, Madame Labescat. « la Bourdonnière »</text:span> <text:span text:style-name="T2">61400 Réveillon</text:span></text:p>
      <text:p text:style-name="P7">Tél : 02 33 25 04 19</text:p>
      <text:p text:style-name="P7">Vendredi et samedi de 14h00 à 19 h00 et sur rendez-vous</text:p>
      <text:p text:style-name="Text_20_body"><text:a xlink:type="simple" xlink:href="http://bourdonniere.free.fr/" office:target-frame-name="_blank" xlink:show="new" text:style-name="Internet_20_link" text:visited-style-name="Visited_20_Internet_20_Link"><text:span text:style-name="T6">http://bourdonniere.free.fr</text:span></text:a></text:p>
      <text:p text:style-name="Text_20_body"><text:span text:style-name="T2">Superbe petit jardin sur 5000 m² créé par la propriétaire au fil des ans… se laisser guider par la maîtresse des lieux qui vous fait découvrir son jardin avec passion et poésie…</text:span></text:p>
      <text:p text:style-name="Text_20_body"><text:span text:style-name="Strong_20_Emphasis"><text:span text:style-name="T4">Les jardins secrets</text:span></text:span><text:span text:style-name="T2"> 61400 - Mauves -sur-Huisne </text:span></text:p>
      <text:p text:style-name="Text_20_body"><text:span text:style-name="T2">Tél : 02 33 73 19 24 Ouvert les lundis, mardis, vendredis et samedis de 15h00 à 19h00.</text:span></text:p>
      <text:p text:style-name="Text_20_body"><text:span text:style-name="Strong_20_Emphasis"><text:span text:style-name="T4">Parc du Château de Lorière</text:span></text:span><text:span text:style-name="T2">, 61290, la Rouge.</text:span></text:p>
      <text:p text:style-name="Text_20_body"><text:span text:style-name="T2">Parc à l'anglaise labellisé Jardin remarquable, visite libre des extérieurs. Ouvert du 01/05 au 30/09 : les week-ends et jours fériés de 10h à 12h et de 14h à 18h ou pour les groupes sur demande.  Renseignements au 02.37.49.61.43</text:span></text:p>
      <text:p text:style-name="Text_20_body"><text:span text:style-name="Strong_20_Emphasis"><text:span text:style-name="T5">L</text:span></text:span><text:span text:style-name="Strong_20_Emphasis"><text:span text:style-name="T4">e  Jardin François Les Clos</text:span></text:span><text:span text:style-name="T2"> • 61340 Préaux-du-Perche • Tel 02 37 49 64 19 </text:span><text:a xlink:type="simple" xlink:href="http://www.jardin-francois.com/" office:target-frame-name="_blank" xlink:show="new" text:style-name="Internet_20_link" text:visited-style-name="Visited_20_Internet_20_Link"><text:span text:style-name="T6">http://www.jardin-francois.com/</text:span></text:a></text:p>
      <text:p text:style-name="Text_20_body"><text:span text:style-name="Strong_20_Emphasis"><text:span text:style-name="T4">Jardins thématiques de l'Abbaye de Thiron Gardais </text:span></text:span></text:p>
      <text:p text:style-name="Text_20_body"><text:a xlink:type="simple" xlink:href="http://www.perchethironnais.com/" office:target-frame-name="_blank" xlink:show="new" text:style-name="Internet_20_link" text:visited-style-name="Visited_20_Internet_20_Link"><text:span text:style-name="T6">www.perchethironnais.com</text:span></text:a></text:p>
      <text:p text:style-name="Text_20_body"><text:span text:style-name="Strong_20_Emphasis"><text:span text:style-name="T4">Jardin du Manoir des Perrignes</text:span></text:span><text:span text:style-name="T2">   St Maurice sur Huisne</text:span></text:p>
      <text:p text:style-name="P7">ouvert tous les après midi, du 15 avril au 15 juillet de 14 à 18h.  </text:p>
      <text:p text:style-name="P7">Visite libre des jardins, entrée gratuite   Renseignements au 02.33.73.77.33</text:p>
      <text:p text:style-name="P3"><text:span text:style-name="Emphasis"><text:span text:style-name="Strong_20_Emphasis"><text:span text:style-name="T1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6T15:59:47.128528164</meta:creation-date>
    <dc:date>2017-02-26T16:04:10.146972986</dc:date>
    <meta:editing-duration>PT4M23S</meta:editing-duration>
    <meta:editing-cycles>1</meta:editing-cycles>
    <meta:document-statistic meta:table-count="0" meta:image-count="0" meta:object-count="0" meta:page-count="1" meta:paragraph-count="29" meta:word-count="294" meta:character-count="1863" meta:non-whitespace-character-count="1584"/>
    <meta:generator>LibreOffice/5.1.6.2$Linux_X86_64 LibreOffice_project/10m0$Build-2</meta:generator>
  </office:meta>
</office:document-meta>
</file>